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>
            <text:p>Word #</text:p>
          </table:table-cell>
          <table:table-cell table:style-name="ce1" office:value-type="string">
            <text:p>Instruction</text:p>
          </table:table-cell>
          <table:table-cell table:style-name="ce1" office:value-type="string">
            <text:p>Semantics</text:p>
          </table:table-cell>
          <table:table-cell table:style-name="ce1" office:value-type="string">
            <text:p>Len.</text:p>
          </table:table-cell>
          <table:table-cell table:style-name="ce1" office:value-type="string">
            <text:p>Opcode</text:p>
          </table:table-cell>
          <table:table-cell table:style-name="ce4" office:value-type="string">
            <text:p>Issue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Result</text:p>
          </table:table-cell>
          <table:table-cell table:style-name="ce6" office:value-type="string">
            <text:p>Unit Ready</text:p>
          </table:table-cell>
          <table:table-cell table:style-name="ce1" office:value-type="string">
            <text:p>Fetch</text:p>
          </table:table-cell>
          <table:table-cell table:style-name="ce1" office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1=a1+k</text:p>
          </table:table-cell>
          <table:table-cell office:value-type="string">
            <text:p>Fetch N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0=x1+k</text:p>
          </table:table-cell>
          <table:table-cell office:value-type="string">
            <text:p>MOV N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1=a1+k</text:p>
          </table:table-cell>
          <table:table-cell office:value-type="string">
            <text:p>Fetch A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1=x2+k</text:p>
          </table:table-cell>
          <table:table-cell office:value-type="string">
            <text:p>MOV A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101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1=a1+k</text:p>
          </table:table-cell>
          <table:table-cell office:value-type="string">
            <text:p>Fetch B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2=x2+k</text:p>
          </table:table-cell>
          <table:table-cell office:value-type="string">
            <text:p>MOV B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1=a1+k</text:p>
          </table:table-cell>
          <table:table-cell office:value-type="string">
            <text:p>Fetch C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table:number-columns-repeated="2"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3=x2+k</text:p>
          </table:table-cell>
          <table:table-cell office:value-type="string">
            <text:p>MOV C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table:number-columns-repeated="2"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1=a2+k</text:p>
          </table:table-cell>
          <table:table-cell office:value-type="string">
            <text:p>Fetch &amp;(X[0] - 1)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table:number-columns-repeated="2"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a7=a7+k</text:p>
          </table:table-cell>
          <table:table-cell office:value-type="string">
            <text:p>Init &amp;(Y[0]) - 1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table:number-columns-repeated="2"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/>
          <table:table-cell office:value-type="float" office:value="43">
            <text:p>43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1=a1+k</text:p>
          </table:table-cell>
          <table:table-cell office:value-type="string">
            <text:p>Fetch X[i]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table:number-columns-repeated="2"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table:number-columns-repeated="101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x0=x1*x1</text:p>
          </table:table-cell>
          <table:table-cell office:value-type="string">
            <text:p>Form X[i]^2</text:p>
          </table:table-cell>
          <table:table-cell office:value-type="string">
            <text:p>S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x2=b1+k</text:p>
          </table:table-cell>
          <table:table-cell office:value-type="string">
            <text:p>MOV A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table:number-columns-repeated="2" office:value-type="float" office:value="49">
            <text:p>49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x3=x0*x2</text:p>
          </table:table-cell>
          <table:table-cell office:value-type="string">
            <text:p>Form A*X[i]^2</text:p>
          </table:table-cell>
          <table:table-cell office:value-type="string">
            <text:p>S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x2=b2+k</text:p>
          </table:table-cell>
          <table:table-cell office:value-type="string">
            <text:p>MOV B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table:number-columns-repeated="2"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x4=x1*x2</text:p>
          </table:table-cell>
          <table:table-cell office:value-type="string">
            <text:p>Form B*X[i]</text:p>
          </table:table-cell>
          <table:table-cell office:value-type="string">
            <text:p>S</text:p>
          </table:table-cell>
          <table:table-cell office:value-type="float" office:value="40">
            <text:p>40</text:p>
          </table:table-cell>
          <table:table-cell table:number-columns-repeated="2"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x3=x3+x4</text:p>
          </table:table-cell>
          <table:table-cell office:value-type="string">
            <text:p>Form A*X[i]^2 + B*X[i]</text:p>
          </table:table-cell>
          <table:table-cell office:value-type="string">
            <text:p>S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x2=b3+k</text:p>
          </table:table-cell>
          <table:table-cell office:value-type="string">
            <text:p>MOV C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x7=x2+x3</text:p>
          </table:table-cell>
          <table:table-cell office:value-type="string">
            <text:p>Form Y[i]</text:p>
          </table:table-cell>
          <table:table-cell office:value-type="string">
            <text:p>S</text:p>
          </table:table-cell>
          <table:table-cell office:value-type="float" office:value="30">
            <text:p>30</text:p>
          </table:table-cell>
          <table:table-cell table:number-columns-repeated="2"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b0=b0+k</text:p>
          </table:table-cell>
          <table:table-cell office:value-type="string">
            <text:p>Decrement N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table:number-columns-repeated="2" office:value-type="float" office:value="78">
            <text:p>78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7=a7+k</text:p>
          </table:table-cell>
          <table:table-cell office:value-type="string">
            <text:p>Store Y[i]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table:number-columns-repeated="2"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/>
          <table:table-cell office:value-type="float" office:value="88">
            <text:p>88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b0=b7?k</text:p>
          </table:table-cell>
          <table:table-cell office:value-type="string">
            <text:p>Loop</text:p>
          </table:table-cell>
          <table:table-cell office:value-type="string">
            <text:p>S</text:p>
          </table:table-cell>
          <table:table-cell office:value-type="float" office:value="5">
            <text:p>5</text:p>
          </table:table-cell>
          <table:table-cell table:number-columns-repeated="2" office:value-type="float" office:value="86">
            <text:p>86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number-columns-repeated="1015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 style:data-style-name="N2" text:time-value="0000-00-00T21:11: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1T21:12:04</dc:date>
    <dc:creator>Katie Isbell</dc:creator>
    <meta:generator>LibreOffice/4.0.2.2$Linux_X86_64 LibreOffice_project/400m0$Build-2</meta:generator>
    <meta:editing-duration>PT24S</meta:editing-duration>
    <meta:editing-cycles>11</meta:editing-cycles>
    <meta:document-statistic meta:table-count="1" meta:cell-count="217" meta:object-count="0"/>
  </office:meta>
</office:document-meta>
</file>